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miri" svg:font-family="Amiri" style:font-pitch="variable"/>
    <style:font-face style:name="Andale Mono" svg:font-family="'Andale Mono'" style:font-pitch="fixed"/>
    <style:font-face style:name="Apple Braille" svg:font-family="'Apple Braille'" style:font-pitch="variable"/>
    <style:font-face style:name="AppleGothic" svg:font-family="AppleGothic" style:font-family-generic="swiss" style:font-pitch="variable"/>
    <style:font-face style:name="Arial" svg:font-family="Arial, sans-serif"/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inux Libertine Display G"/>
    </style:style>
    <style:style style:name="P2" style:family="paragraph" style:parent-style-name="Standard" style:list-style-name="L1">
      <style:text-properties style:font-name="Linux Libertine Display G"/>
    </style:style>
    <style:style style:name="P3" style:family="paragraph" style:parent-style-name="Standard" style:list-style-name="L2">
      <style:text-properties style:font-name="Linux Libertine Display G"/>
    </style:style>
    <style:style style:name="P4" style:family="paragraph" style:parent-style-name="Standard" style:list-style-name="L10">
      <style:text-properties style:font-name="Linux Libertine Display G"/>
    </style:style>
    <style:style style:name="P5" style:family="paragraph" style:parent-style-name="Standard" style:list-style-name="L11">
      <style:text-properties style:font-name="Linux Libertine Display G"/>
    </style:style>
    <style:style style:name="P6" style:family="paragraph" style:parent-style-name="Standard" style:list-style-name="L5">
      <style:text-properties style:font-name="Linux Libertine Display G"/>
    </style:style>
    <style:style style:name="P7" style:family="paragraph" style:parent-style-name="Standard" style:list-style-name="L6">
      <style:text-properties style:font-name="Linux Libertine Display G"/>
    </style:style>
    <style:style style:name="P8" style:family="paragraph" style:parent-style-name="Standard" style:list-style-name="L7">
      <style:text-properties style:font-name="Linux Libertine Display G"/>
    </style:style>
    <style:style style:name="P9" style:family="paragraph" style:parent-style-name="Standard" style:list-style-name="L8">
      <style:text-properties style:font-name="Linux Libertine Display G"/>
    </style:style>
    <style:style style:name="P10" style:family="paragraph" style:parent-style-name="Standard" style:list-style-name="L12">
      <style:text-properties style:font-name="Linux Libertine Display G"/>
    </style:style>
    <style:style style:name="P11" style:family="paragraph" style:parent-style-name="Standard" style:list-style-name="L13">
      <style:text-properties style:font-name="Linux Libertine Display G"/>
    </style:style>
    <style:style style:name="P12" style:family="paragraph" style:parent-style-name="Standard" style:list-style-name="L14">
      <style:text-properties style:font-name="Linux Libertine Display G" officeooo:paragraph-rsid="000faf30"/>
    </style:style>
    <style:style style:name="P13" style:family="paragraph" style:parent-style-name="Standard" style:list-style-name="L15">
      <style:text-properties style:font-name="Linux Libertine Display G" officeooo:paragraph-rsid="000faf30"/>
    </style:style>
    <style:style style:name="P14" style:family="paragraph" style:parent-style-name="Standard" style:list-style-name="L16">
      <style:text-properties style:font-name="Linux Libertine Display G" officeooo:paragraph-rsid="000faf30"/>
    </style:style>
    <style:style style:name="P15" style:family="paragraph" style:parent-style-name="Standard">
      <style:text-properties style:font-name="Linux Libertine Display G" officeooo:paragraph-rsid="000faf30"/>
    </style:style>
    <style:style style:name="P16" style:family="paragraph" style:parent-style-name="Standard" style:list-style-name="L17">
      <style:text-properties style:font-name="Linux Libertine Display G"/>
    </style:style>
    <style:style style:name="P17" style:family="paragraph" style:parent-style-name="Standard" style:list-style-name="L3">
      <style:text-properties style:font-name="Linux Libertine Display G"/>
    </style:style>
    <style:style style:name="P18" style:family="paragraph" style:parent-style-name="Standard" style:list-style-name="L4">
      <style:text-properties style:font-name="Linux Libertine Display G"/>
    </style:style>
    <style:style style:name="P19" style:family="paragraph" style:parent-style-name="Standard">
      <style:paragraph-properties fo:break-before="page"/>
      <style:text-properties style:font-name="Linux Libertine Display G"/>
    </style:style>
    <style:style style:name="P20" style:family="paragraph" style:parent-style-name="Standard" style:list-style-name="L4">
      <style:text-properties style:font-name="Linux Libertine Display G" officeooo:rsid="000faf30" officeooo:paragraph-rsid="000faf30"/>
    </style:style>
    <style:style style:name="P21" style:family="paragraph" style:parent-style-name="Standard">
      <style:text-properties style:font-name="Linux Libertine Display G" officeooo:rsid="000faf30" officeooo:paragraph-rsid="000faf30"/>
    </style:style>
    <style:style style:name="P22" style:family="paragraph" style:parent-style-name="Standard" style:list-style-name="L18">
      <style:text-properties style:font-name="Linux Libertine Display G" officeooo:rsid="000faf30" officeooo:paragraph-rsid="000faf30"/>
    </style:style>
    <style:style style:name="P23" style:family="paragraph" style:parent-style-name="Standard">
      <style:text-properties style:font-name="Linux Libertine Display G" fo:font-weight="bold" style:font-weight-asian="bold" style:font-weight-complex="bold"/>
    </style:style>
    <style:style style:name="P24" style:family="paragraph" style:parent-style-name="Standard">
      <style:text-properties style:font-name="Linux Libertine Display G" fo:font-weight="bold" officeooo:rsid="000ff111" style:font-weight-asian="bold" style:font-weight-complex="bold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style:text-line-through-style="none" style:text-line-through-type="none" style:text-underline-style="none" officeooo:rsid="000faf30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0faf30" style:text-blinking="false" fo:background-color="transparent" loext:char-shading-value="0" style:font-weight-asian="normal" style:font-weight-complex="normal"/>
    </style:style>
    <style:style style:name="T5" style:family="text">
      <style:text-properties style:text-line-through-style="none" style:text-line-through-type="none" fo:font-style="italic" style:text-underline-style="none" style:text-blinking="false" fo:background-color="transparent" loext:char-shading-value="0"/>
    </style:style>
    <style:style style:name="T6" style:family="text">
      <style:text-properties style:text-line-through-style="none" style:text-line-through-type="none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faf30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ede2e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nux Libertine Display G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Linux Libertine Display G" fo:font-size="12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officeooo:rsid="000cbd21"/>
    </style:style>
    <style:style style:name="T14" style:family="text">
      <style:text-properties officeooo:rsid="000faf30"/>
    </style:style>
    <style:style style:name="T15" style:family="text">
      <style:text-properties officeooo:rsid="000ff11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bbb16c7-7fff-a2db-01f5-6ccc6cfeea7d"/>C. Maxwell Reilly</text:p>
      <text:p text:style-name="P1">124 El. Coronal Drive, Grand Junction, CO</text:p>
      <text:p text:style-name="Standard"><text:span text:style-name="T11">(970) 620-0975 • </text:span><text:a xlink:type="simple" xlink:href="mailto:cmreilly@coloradomesa.edu" text:style-name="Internet_20_link" text:visited-style-name="Visited_20_Internet_20_Link"><text:span text:style-name="T12">cmreilly@coloradomesa.edu</text:span></text:a></text:p>
      <text:p text:style-name="P1"/>
      <text:p text:style-name="P23">Education</text:p>
      <text:p text:style-name="P1"><text:span text:style-name="T1">BM in Keyboard performance, </text:span><text:span text:style-name="T5">summa cum laude </text:span><text:span text:style-name="T1">| 2020-2022</text:span></text:p>
      <text:p text:style-name="P1">Colorado Mesa University | Advisor: Dr. Adrian Herrera-Escobar</text:p>
      <text:p text:style-name="P1"/>
      <text:p text:style-name="P23">Studio Teaching Experience</text:p>
      <text:p text:style-name="P1">C. Maxwell Reilly Music LLC | 2018-Present</text:p>
      <text:list text:style-name="L1">
        <text:list-item>
          <text:p text:style-name="P2">Teach weekly lessons to piano students</text:p>
        </text:list-item>
        <text:list-item>
          <text:p text:style-name="P2">Present a balanced curriculum of improvisation, interpretation, and composition, <text:span text:style-name="T13">with a robust theoretical and historical underpinning throughout.</text:span></text:p>
        </text:list-item>
        <text:list-item>
          <text:p text:style-name="P2">Privately tutor CMU music students on piano, theory, arranging, composition, and music technology.</text:p>
        </text:list-item>
        <text:list-item>
          <text:p text:style-name="P2">Vocal coaching for CMU music theater majors and students studying vocal performance</text:p>
        </text:list-item>
      </text:list>
      <text:p text:style-name="P1"/>
      <text:p text:style-name="P23">Secondary Teaching Experience</text:p>
      <text:p text:style-name="P1">Grand Junction High School Choir Accompanist and Vocal Coach | 2018 – <text:span text:style-name="T13">Present </text:span></text:p>
      <text:list text:style-name="L2">
        <text:list-item>
          <text:p text:style-name="P3">Accompanied the high school choir program.</text:p>
        </text:list-item>
        <text:list-item>
          <text:p text:style-name="P3">Work as vocal coach and accompanist for all Solo and Ensemble performances and All-State auditions</text:p>
        </text:list-item>
      </text:list>
      <text:p text:style-name="P1">Jazztopia | 2022</text:p>
      <text:list text:style-name="L10">
        <text:list-item>
          <text:p text:style-name="P4">Prepared and taught classes on the history of jazz to students of CMU’s Jazztopia summer program.</text:p>
        </text:list-item>
        <text:list-item>
          <text:p text:style-name="P4">Played piano for student jazz combos.</text:p>
        </text:list-item>
        <text:list-item>
          <text:p text:style-name="P4">Accompanied guest artist Ingrid Jensen as a member of Western Colorado Jazz Orchestra.</text:p>
        </text:list-item>
      </text:list>
      <text:p text:style-name="P1">George West High School (TX) Solo and Ensemble Festival | 2020</text:p>
      <text:list text:style-name="L11">
        <text:list-item>
          <text:p text:style-name="P5">Prepared piano accompaniments for the students of George West High School in Texas.</text:p>
        </text:list-item>
      </text:list>
      <text:p text:style-name="P1"/>
      <text:p text:style-name="P1">Post-Secondary Teaching Experience</text:p>
      <text:p text:style-name="P1">Colorado Mesa University Theater Department | 2022 – Present</text:p>
      <text:list text:style-name="L5">
        <text:list-item>
          <text:p text:style-name="P6">Accompanied repertoire and technique classes.</text:p>
        </text:list-item>
        <text:list-item>
          <text:p text:style-name="P6">Worked with <text:span text:style-name="T14">college </text:span>students in a classroom setting on musical interpretation.</text:p>
        </text:list-item>
      </text:list>
      <text:p text:style-name="P1"/>
      <text:p text:style-name="P23">Additional Teaching Competencies</text:p>
      <text:p text:style-name="P1"><text:bookmark text:name="docs-internal-guid-6d83ecb0-7fff-10f7-527e-5d09179f55fd"/>Ableton Live</text:p>
      <text:list text:style-name="L6">
        <text:list-item>
          <text:p text:style-name="P7">Multiple classes on Ableton Live at DU and CMU.</text:p>
        </text:list-item>
        <text:list-item>
          <text:p text:style-name="P7">6 years of professional experience editing audio, recording tracks, and performing live with Ableton.</text:p>
        </text:list-item>
      </text:list>
      <text:p text:style-name="P1">Logic Pro X</text:p>
      <text:list text:style-name="L7">
        <text:list-item>
          <text:p text:style-name="P8">Two years of professional experience editing audio and recording tracks in Logic</text:p>
        </text:list-item>
      </text:list>
      <text:p text:style-name="P1">Musescore/Sibelius/Other music notation programs</text:p>
      <text:list text:style-name="L8">
        <text:list-item>
          <text:p text:style-name="P9">10 years of experience writing music Musescore</text:p>
        </text:list-item>
        <text:list-item>
          <text:p text:style-name="P9">6 years of experience writing music in Sibelius</text:p>
        </text:list-item>
      </text:list>
      <text:p text:style-name="P24"/>
      <text:p text:style-name="P23">Musical productions</text:p>
      <text:p text:style-name="P1"><text:span text:style-name="T6"/></text:p>
      <text:p text:style-name="P1"><text:span text:style-name="T6">Floyd Collins</text:span><text:span text:style-name="T3"> at Colorado Mesa University </text:span><text:span text:style-name="T4">| </text:span>Pianist and technical consultant, spring 2023</text:p>
      <text:list text:style-name="L12">
        <text:list-item>
          <text:p text:style-name="P10"><text:soft-page-break/><text:span text:style-name="T1">Prepared and played for musical auditions at Colorado Mesa University for </text:span><text:span text:style-name="T5">Floyd Collins</text:span><text:span text:style-name="T1">. </text:span></text:p>
        </text:list-item>
        <text:list-item>
          <text:p text:style-name="P10"><text:span text:style-name="T1">Learned and rehearsed the piano reduction to David Guettel's musical </text:span><text:span text:style-name="T5">Floyd Collins</text:span><text:span text:style-name="T1"> for Colorado Mesa University. </text:span></text:p>
        </text:list-item>
        <text:list-item>
          <text:p text:style-name="P10">Devised and implemented a system to precisely trigger and manipulate necessary vocal loops in Ableton Live. </text:p>
        </text:list-item>
        <text:list-item>
          <text:p text:style-name="P10">Devised a system to maintain two redundant computers using git, github, the github CLI, lua, and bash. </text:p>
        </text:list-item>
        <text:list-item>
          <text:p text:style-name="P10">Communicated with CMU IT department regarding required software. </text:p>
        </text:list-item>
        <text:list-item>
          <text:p text:style-name="P10">Privately coached and rehearsed with vocalists. </text:p>
        </text:list-item>
        <text:list-item>
          <text:p text:style-name="P10">Performed the piano score for the full run. </text:p>
        </text:list-item>
        <text:list-item>
          <text:p text:style-name="P10">Assisted with musical personnel acquisition.</text:p>
        </text:list-item>
      </text:list>
      <text:p text:style-name="P1"><text:span text:style-name="T5"/></text:p>
      <text:p text:style-name="P1"><text:span text:style-name="T5">Treasure Island</text:span><text:span text:style-name="T1"> at Grand Junction High School Theater Department </text:span><text:span text:style-name="T2">| </text:span>Composer and technical consultant, 2022-2023</text:p>
      <text:list text:style-name="L13">
        <text:list-item>
          <text:p text:style-name="P11"><text:span text:style-name="T7">Composed original themes, wrote original lyrics, orchestrated and prepared parts for the Grand Junction High School's production of Ken Ludwig's </text:span><text:span text:style-name="T10">Treasure Island</text:span><text:span text:style-name="T7"> with choir director Brad Hirsh in Musescore 4, an open source music notation program. </text:span></text:p>
        </text:list-item>
        <text:list-item>
          <text:p text:style-name="P11"><text:span text:style-name="T7">Conducted </text:span><text:span text:style-name="T8">orchestral </text:span><text:span text:style-name="T7">rehearsals. </text:span></text:p>
        </text:list-item>
        <text:list-item>
          <text:p text:style-name="P11"><text:span text:style-name="T9">I</text:span><text:span text:style-name="T7">mplemented git version control. </text:span></text:p>
        </text:list-item>
        <text:list-item>
          <text:p text:style-name="P11"><text:span text:style-name="T7">Contributed issues to Musescore 4 github repo</text:span><text:span text:style-name="T9">sitory</text:span><text:span text:style-name="T7">, a few of which ended up in the new update.</text:span></text:p>
        </text:list-item>
      </text:list>
      <text:p text:style-name="P1"><text:span text:style-name="T5"/></text:p>
      <text:p text:style-name="P1"><text:span text:style-name="T5">Snoopy the Musical</text:span><text:span text:style-name="T1"> with &amp;Company </text:span><text:span text:style-name="T2">| </text:span>Pianist and Musical Director, fall 2022</text:p>
      <text:list xml:id="list3271921898" text:style-name="L14">
        <text:list-item>
          <text:p text:style-name="P12"><text:span text:style-name="T1">Played rehearsals, prepared rehearsal tracks, hired pit musicians, directed the musical performance and played lead keyboard for community theater group &amp;Company's production of </text:span><text:span text:style-name="T5">Snoopy the Musical</text:span><text:span text:style-name="T1">. </text:span><text:span text:style-name="T2">W</text:span><text:span text:style-name="T1">rote musician contracts and served as sound reinforcement consultant.</text:span></text:p>
        </text:list-item>
        <text:list-item>
          <text:p text:style-name="P12"><text:span text:style-name="T1">Privately coached singers.</text:span></text:p>
        </text:list-item>
      </text:list>
      <text:p text:style-name="P1"><text:span text:style-name="T5"/></text:p>
      <text:p text:style-name="P1"><text:span text:style-name="T5">Guys and Dolls</text:span><text:span text:style-name="T1"> with Colorado Mesa University Theater Department </text:span><text:span text:style-name="T2">| </text:span>Rehearsal pianist, recording pianist, and technical consultant, fall 2022</text:p>
      <text:list xml:id="list638645315" text:style-name="L15">
        <text:list-item>
          <text:p text:style-name="P13"><text:span text:style-name="T1">Prepared rehearsal score, created practice tracks using Logic Pro X, and played rehearsals for CMU's production of </text:span><text:span text:style-name="T5">Guys and Dolls</text:span><text:span text:style-name="T1">. </text:span></text:p>
        </text:list-item>
        <text:list-item>
          <text:p text:style-name="P13"><text:span text:style-name="T1">Played auditions and coached students on roles.</text:span></text:p>
        </text:list-item>
      </text:list>
      <text:p text:style-name="P1"><text:span text:style-name="T5"/></text:p>
      <text:p text:style-name="P1"><text:span text:style-name="T5">High School Musical</text:span><text:span text:style-name="T1"> with Grand Junction High School Theater Department </text:span><text:span text:style-name="T2">| </text:span>Rehearsal pianist, performance pianist, technical consultant, spring of 2022</text:p>
      <text:list text:style-name="L16">
        <text:list-item>
          <text:p text:style-name="P14"><text:span text:style-name="T1">Prepared rehearsal score and performance score for GJHS' production of </text:span><text:span text:style-name="T5">High School Musical</text:span><text:span text:style-name="T1">. </text:span></text:p>
        </text:list-item>
        <text:list-item>
          <text:p text:style-name="P14"><text:span text:style-name="T2">Conceived and implemented</text:span><text:span text:style-name="T1"> a system in Ableton Live to accurately and sequentially trigger sound effects and midi instruments. </text:span></text:p>
        </text:list-item>
        <text:list-item>
          <text:p text:style-name="P14"><text:span text:style-name="T1">Selected, played, and engineered sound effects and electronic instruments.</text:span></text:p>
        </text:list-item>
      </text:list>
      <text:p text:style-name="P15"><text:span text:style-name="T1"/></text:p>
      <text:p text:style-name="P1"><text:span text:style-name="T5">Freaky Friday the Musical</text:span><text:span text:style-name="T1"> with Grand Junction High School Theater Department </text:span><text:span text:style-name="T2">| </text:span>Rehearsal pianist, performance pianist, spring of 2021</text:p>
      <text:list text:style-name="L17">
        <text:list-item>
          <text:p text:style-name="P16"><text:span text:style-name="T1">Prepared and rehearsed piano part for </text:span><text:span text:style-name="T5">Freaky Friday the Musical</text:span><text:span text:style-name="T1">, music by Tom Kitt, for GJHS's production.</text:span></text:p>
        </text:list-item>
      </text:list>
      <text:p text:style-name="P1"/>
      <text:p text:style-name="P1"/>
      <text:p text:style-name="P19">Skillset</text:p>
      <text:p text:style-name="P1">Musical Skillset</text:p>
      <text:list text:style-name="L3">
        <text:list-item>
          <text:p text:style-name="P17">Classical piano</text:p>
        </text:list-item>
        <text:list-item>
          <text:p text:style-name="P17">Jazz piano</text:p>
        </text:list-item>
        <text:list-item>
          <text:p text:style-name="P17">Commercial piano</text:p>
        </text:list-item>
        <text:list-item>
          <text:p text:style-name="P17">Vocal coaching</text:p>
        </text:list-item>
        <text:list-item>
          <text:p text:style-name="P17">Accompanying</text:p>
        </text:list-item>
        <text:list-item>
          <text:p text:style-name="P17">Classical Composition/Orchestration</text:p>
        </text:list-item>
        <text:list-item>
          <text:p text:style-name="P17">Jazz Composition/Arranging</text:p>
        </text:list-item>
        <text:list-item>
          <text:p text:style-name="P17">Songwriting</text:p>
        </text:list-item>
        <text:list-item>
          <text:p text:style-name="P17">Recording</text:p>
        </text:list-item>
      </text:list>
      <text:p text:style-name="P1"><text:span text:style-name="T14">Computer</text:span> Skillset</text:p>
      <text:list xml:id="list900886884" text:style-name="L4">
        <text:list-item>
          <text:p text:style-name="P18">Ableton</text:p>
        </text:list-item>
        <text:list-item>
          <text:p text:style-name="P18">Logic Pro X</text:p>
        </text:list-item>
        <text:list-item>
          <text:p text:style-name="P18">Sibelius</text:p>
        </text:list-item>
        <text:list-item>
          <text:p text:style-name="P18">Musescore</text:p>
        </text:list-item>
        <text:list-item>
          <text:p text:style-name="P18">Pro Tools</text:p>
        </text:list-item>
        <text:list-item>
          <text:p text:style-name="P18">Unix/Linux Command Line</text:p>
        </text:list-item>
        <text:list-item>
          <text:p text:style-name="P18">Python</text:p>
        </text:list-item>
        <text:list-item>
          <text:p text:style-name="P18">C</text:p>
        </text:list-item>
        <text:list-item>
          <text:p text:style-name="P18">Data Structures and Algorithms</text:p>
        </text:list-item>
        <text:list-item>
          <text:p text:style-name="P18">HTML and CSS</text:p>
        </text:list-item>
        <text:list-item>
          <text:p text:style-name="P20">Markdown and Latex markdown languages</text:p>
        </text:list-item>
        <text:list-item>
          <text:p text:style-name="P18">Adobe Premiere</text:p>
        </text:list-item>
        <text:list-item>
          <text:p text:style-name="P18">Git, Github, Github CLI</text:p>
        </text:list-item>
        <text:list-item>
          <text:p text:style-name="P20">Microsoft Office Suite and other related word processing software</text:p>
        </text:list-item>
      </text:list>
      <text:p text:style-name="P21"/>
      <text:p text:style-name="P21">Other Skills/Interests</text:p>
      <text:list xml:id="list458680276" text:style-name="L18">
        <text:list-item>
          <text:p text:style-name="P22">Hiking and Backpacking</text:p>
        </text:list-item>
        <text:list-item>
          <text:p text:style-name="P22">Auto <text:span text:style-name="T15">Maintenance/Repair</text:span></text:p>
        </text:list-item>
        <text:list-item>
          <text:p text:style-name="P22">Reading</text:p>
        </text:list-item>
        <text:list-item>
          <text:p text:style-name="P22">Marksmanship and gun-<text:span text:style-name="T15">s</text:span>mithing</text:p>
        </text:list-item>
        <text:list-item>
          <text:p text:style-name="P22">Construction</text:p>
        </text:list-item>
      </text:list>
      <text:p text:style-name="P1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miri" svg:font-family="Amiri" style:font-pitch="variable"/>
    <style:font-face style:name="Andale Mono" svg:font-family="'Andale Mono'" style:font-pitch="fixed"/>
    <style:font-face style:name="Apple Braille" svg:font-family="'Apple Braille'" style:font-pitch="variable"/>
    <style:font-face style:name="AppleGothic" svg:font-family="AppleGothic" style:font-family-generic="swiss" style:font-pitch="variable"/>
    <style:font-face style:name="Arial" svg:font-family="Arial, sans-serif"/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5:39:10.657871455</meta:creation-date>
    <dc:date>2023-09-01T17:52:33.864831316</dc:date>
    <meta:editing-duration>PT2H13M22S</meta:editing-duration>
    <meta:editing-cycles>5</meta:editing-cycles>
    <meta:generator>LibreOffice/7.5.3.2$MacOSX_X86_64 LibreOffice_project/9f56dff12ba03b9acd7730a5a481eea045e468f3</meta:generator>
    <meta:document-statistic meta:table-count="0" meta:image-count="0" meta:object-count="0" meta:page-count="3" meta:paragraph-count="95" meta:word-count="785" meta:character-count="5160" meta:non-whitespace-character-count="4516"/>
  </office:meta>
</office:document-meta>
</file>